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4.995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3.4201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3189in"/>
    </style:style>
    <style:style style:name="ro1" style:family="table-row">
      <style:table-row-properties style:row-height="0.7in" fo:break-before="auto" style:use-optimal-row-height="fals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1.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4555in" fo:break-before="auto" style:use-optimal-row-height="true"/>
    </style:style>
    <style:style style:name="ro7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ntarel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ntarell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ntarell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ntarell" fo:font-size="13pt" style:font-size-asian="13pt" style:font-size-complex="13pt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a933" style:font-name="Cantarell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ff0000" style:font-name="Cantarell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ntarel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antarell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Cantarell" style:font-name-asian="Noto Sans CJK SC" style:font-name-complex="Droid Sans Devanagari" style:font-size-asian="13pt" style:font-size-complex="13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3" style:family="text">
      <style:text-properties style:text-overline-style="none" style:text-overline-color="font-color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Droid Sans Devanagari" style:font-size-asian="13pt" style:font-size-complex="13pt" style:font-weight-asian="normal" style:font-weight-complex="normal" style:font-style-asian="normal" style:font-style-complex="normal" style:text-emphasize="none" style:font-relief="none" style:language-complex="hi" style:country-complex="IN" style:font-name="Cantarell"/>
    </style:style>
    <style:style style:name="T4" style:family="text">
      <style:text-properties fo:font-size="13pt" style:font-relief="none" style:font-style-complex="normal" style:font-weight-complex="normal" style:font-size-complex="13pt" style:font-name-complex="Droid Sans Devanagari" style:language-complex="hi" style:country-complex="IN" fo:language="en" fo:country="US" fo:text-shadow="none" fo:font-style="normal" style:text-underline-style="none" style:text-underline-color="font-color" style:font-size-asian="13pt" style:font-name="Cantarell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5" style:family="text">
      <style:text-properties fo:font-size="13pt" style:font-relief="none" style:font-style-complex="normal" style:font-weight-complex="normal" style:font-size-complex="13pt" style:font-name-complex="Droid Sans Devanagari" style:language-complex="hi" style:country-complex="IN" fo:language="en" fo:country="US" fo:text-shadow="none" fo:font-style="normal" style:text-underline-style="none" style:text-underline-color="font-color" style:font-size-asian="13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3pt" style:font-size-asian="13pt" style:font-name-complex="Droid Sans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9" style:family="text">
      <style:text-properties fo:font-size="13pt" style:font-relief="none" style:font-style-complex="normal" style:font-weight-complex="normal" style:font-size-complex="13pt" style:font-name-complex="Droid Sans Devanagari" style:language-complex="hi" style:country-complex="IN" fo:language="en" fo:country="US" fo:text-shadow="none" fo:font-style="normal" style:text-underline-style="none" style:text-underline-color="font-color" style:text-emphasize="none" fo:font-weight="normal" style:text-line-through-type="none" style:text-outline="false" style:text-line-through-mode="continuous" style:language-asian="zh" style:country-asian="CN" style:font-name-asian="Noto Sans CJK SC" style:font-size-asian="13pt" style:font-weight-asian="normal" style:font-style-asian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1012" table:default-cell-style-name="ce3"/>
        <table:table-row table:style-name="ro1">
          <table:table-cell table:style-name="ce1" office:value-type="string" calcext:value-type="string">
            <text:p>R. Br.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Prioritet</text:p>
          </table:table-cell>
          <table:table-cell table:style-name="ce1" office:value-type="string" calcext:value-type="string">
            <text:p>Zainteresovane Strane</text:p>
          </table:table-cell>
          <table:table-cell table:style-name="ce1" office:value-type="string" calcext:value-type="string">
            <text:p>Rizi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ocena Napora</text:p>
            <text:p>(dan)</text:p>
          </table:table-cell>
          <table:table-cell table:style-name="ce8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Znacenje</text:p>
          </table:table-cell>
          <table:table-cell table:style-name="Default"/>
          <table:table-cell table:style-name="ce8"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Obezbediti mogucnost rukovanja sa razlicitim tipovima </text:p>
            <text:p>infromacionih resorsa.</text:p>
          </table:table-cell>
          <table:table-cell table:style-name="ce6" office:value-type="string" calcext:value-type="string">
            <text:p>F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- Operativni korisnik</text:p>
          </table:table-cell>
          <table:table-cell table:style-name="ce4" office:value-type="string" calcext:value-type="string">
            <text:p>Vi</text:p>
          </table:table-cell>
          <table:table-cell table:style-name="ce4" office:value-type="string" calcext:value-type="string">
            <text:p>Dr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Draft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<text:span text:style-name="T1">Obezbediti mogucnost o</text:span>tvaranje </text:p>
            <text:p>I zatvaranje Informacionih resursa.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De</text:p>
          </table:table-cell>
          <table:table-cell table:style-name="ce5" office:value-type="string" calcext:value-type="string">
            <text:p>Definisan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<text:span text:style-name="T2">Omoguciti ucitavanje I prikaz</text:span><text:span text:style-name="T3"> Informacionih Resursa</text:span></text:p>
          </table:table-cell>
          <table:table-cell table:style-name="ce6" office:value-type="string" calcext:value-type="string">
            <text:p>F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o</text:p>
          </table:table-cell>
          <table:table-cell table:style-name="ce5" office:value-type="string" calcext:value-type="string">
            <text:p>Potvrdjen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1.3</text:p>
          </table:table-cell>
          <table:table-cell table:style-name="ce5" office:value-type="string" calcext:value-type="string">
            <text:p>Omoguciti kreiranje I brisanje Informacionih Resurs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izik</text:p>
          </table:table-cell>
          <table:table-cell table:style-name="ce1" office:value-type="string" calcext:value-type="string">
            <text:p>Znacenje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1.4</text:p>
          </table:table-cell>
          <table:table-cell table:style-name="ce5" office:value-type="string" calcext:value-type="string">
            <text:p>Omoguciti izmenu I snimanje Informacionih Resursa</text:p>
          </table:table-cell>
          <table:table-cell table:style-name="ce6" office:value-type="string" calcext:value-type="string">
            <text:p>F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Visok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1.5</text:p>
          </table:table-cell>
          <table:table-cell table:style-name="ce5" office:value-type="string" calcext:value-type="string">
            <text:p>Omoguciti pretaragu informacionih resurs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rednji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2.0</text:p>
          </table:table-cell>
          <table:table-cell table:style-name="ce5" office:value-type="string" calcext:value-type="string">
            <text:p>Obezbediti mogucnost sortiranja informacionih resors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Nizak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2.1</text:p>
          </table:table-cell>
          <table:table-cell table:style-name="ce5" office:value-type="string" calcext:value-type="string">
            <text:p>Obezbediti mogucnost transformisanja </text:p>
            <text:p>Informacionih resorsa na osnovu tip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rioritet</text:p>
          </table:table-cell>
          <table:table-cell table:style-name="ce1" office:value-type="string" calcext:value-type="string">
            <text:p>Znacenje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2.2</text:p>
          </table:table-cell>
          <table:table-cell table:style-name="ce5" office:value-type="string" calcext:value-type="string">
            <text:p><text:span text:style-name="T1">Omoguciti</text:span> kreiranje rezervne kopije informacionih resorsa</text:p>
            <text:p>Prilikom njihovog rukovanj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sencijalni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2.3</text:p>
          </table:table-cell>
          <table:table-cell table:style-name="ce5" office:value-type="string" calcext:value-type="string">
            <text:p><text:span text:style-name="T4">Omoguciti</text:span><text:span text:style-name="T5"> kreiranje rezervne kopije informacionih resorsa</text:span></text:p>
            <text:p><text:span text:style-name="T6">Prilikom njihovog sortiranja</text:span>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Vrlo </text:p>
            <text:p>Poželjan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2.4</text:p>
          </table:table-cell>
          <table:table-cell table:style-name="ce5" office:value-type="string" calcext:value-type="string">
            <text:p><text:span text:style-name="T1">Omoguciti</text:span> kombinovanje I razdeljivanje</text:p>
            <text:p>Informacionih resors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O</text:p>
          </table:table-cell>
          <table:table-cell table:style-name="ce5" office:value-type="string" calcext:value-type="string">
            <text:p>Poželjan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1.2.5</text:p>
          </table:table-cell>
          <table:table-cell table:style-name="ce5" office:value-type="string" calcext:value-type="string">
            <text:p>Omoguciti kombinovanje I razdeljivanje</text:p>
            <text:p>Informacionih resors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OP</text:p>
          </table:table-cell>
          <table:table-cell table:style-name="ce5" office:value-type="string" calcext:value-type="string">
            <text:p>Opcion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.1" calcext:value-type="float">
            <text:p>2.1</text:p>
          </table:table-cell>
          <table:table-cell table:style-name="ce5" office:value-type="string" calcext:value-type="string">
            <text:p>Obezbediti da arhitektura programskog</text:p>
            <text:p> Proizvoda bude GUI orijentisan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NP</text:p>
          </table:table-cell>
          <table:table-cell table:style-name="ce5" office:value-type="string" calcext:value-type="string">
            <text:p>Nepoželjan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5" office:value-type="string" calcext:value-type="string">
            <text:p>Obezbediti da arhitektura programskog</text:p>
            <text:p> Proizvoda bude iteraktivn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Znacenje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5" office:value-type="string" calcext:value-type="string">
            <text:p>Obezbediti da arhitektura programskog proizvoda bude</text:p>
            <text:p>Dogadjajima upravljan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Funkcionalni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5" office:value-type="string" calcext:value-type="string">
            <text:p>Obezbediti mogucnost personalizacije programskog </text:p>
            <text:p>Proizvoda na osnovu zelje korisnik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efunkcionalni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style-name="ce5" office:value-type="string" calcext:value-type="string">
            <text:p>Rukovalac treba da bude prosiriv da bi podrzao</text:p>
            <text:p>Postojece I nove tipove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Administrator <text:s/>Informacionih resursa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3.1" calcext:value-type="float">
            <text:p>3.1</text:p>
          </table:table-cell>
          <table:table-cell table:style-name="ce5" office:value-type="string" calcext:value-type="string">
            <text:p>Ozbezbediti pokretanje programskog proizvoda</text:p>
            <text:p>Na nacin kako je to definisano prilikom njegove Instalacije.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Administrator alata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style-name="ce5" office:value-type="string" calcext:value-type="string">
            <text:p>Prilikom pokretanja neophodno je dovesti programski </text:p>
            <text:p>proizvod U kontekst  u kom je ostavljen kod </text:p>
            <text:p>Poslednjeg prekida rada.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" office:value-type="float" office:value="3.3" calcext:value-type="float">
            <text:p>3.3</text:p>
          </table:table-cell>
          <table:table-cell table:style-name="ce5" office:value-type="string" calcext:value-type="string">
            <text:p>Neophodno je, u  bilo kom trenutku operativne upotrebe, </text:p>
            <text:p>obezbediti kontrolisani prekid rada programskog proizvoda. </text:p>
            <text:p>Prilikom prekida rada neophodno je očuvati konzistentnost </text:p>
            <text:p>svih artifakata sa kojima je manipulisano  u  toku  rada.</text:p>
            <text:p>Potrebno je sačuvati kontekst upotrebe programskog </text:p>
            <text:p>alata   u   cilju njegove restauracije kod sledećeg pokretanja.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4.1" calcext:value-type="float">
            <text:p>4.1</text:p>
          </table:table-cell>
          <table:table-cell table:style-name="ce5" office:value-type="string" calcext:value-type="string">
            <text:p>Ograniciti pristup informacionim resursima kroz </text:p>
            <text:p>Mehanizam adminstracije, kontrole prava pristup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.1.1</text:p>
          </table:table-cell>
          <table:table-cell table:style-name="ce5" office:value-type="string" calcext:value-type="string">
            <text:p>Obezbediti mogucnost admnistracije korisnika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.1.3</text:p>
          </table:table-cell>
          <table:table-cell table:style-name="ce5" office:value-type="string" calcext:value-type="string">
            <text:p>Obezbediti mogucnost podrske prilikom </text:p>
            <text:p>Prijavljivanja ukoliko je korisnik zaboravio </text:p>
            <text:p>Sifru ili korisnicko ime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Operativni korisnik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5.1" calcext:value-type="float">
            <text:p>5.1</text:p>
          </table:table-cell>
          <table:table-cell table:style-name="ce5" office:value-type="string" calcext:value-type="string">
            <text:p>Obezbediti spustanje aplikacije u </text:p>
            <text:p>Ambijent operativne upotrebe.</text:p>
          </table:table-cell>
          <table:table-cell table:style-name="ce7" office:value-type="string" calcext:value-type="string">
            <text:p>N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- Administrator alata</text:p>
          </table:table-cell>
          <table:table-cell table:style-name="ce5" office:value-type="string" calcext:value-type="string">
            <text:p>Vi</text:p>
          </table:table-cell>
          <table:table-cell table:style-name="ce5" office:value-type="string" calcext:value-type="string">
            <text:p>D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2"/>
          <table:table-cell table:style-name="ce5" table:number-columns-repeated="7"/>
          <table:table-cell table:number-columns-repeated="1016"/>
        </table:table-row>
        <table:table-row table:style-name="ro1" table:number-rows-repeated="6">
          <table:table-cell table:style-name="ce2"/>
          <table:table-cell table:style-name="ce5" table:number-columns-repeated="7"/>
          <table:table-cell table:number-columns-repeated="1016"/>
        </table:table-row>
        <table:table-row table:style-name="ro4">
          <table:table-cell table:number-columns-repeated="5"/>
          <table:table-cell office:value-type="string" calcext:value-type="string" table:number-columns-spanned="2" table:number-rows-spanned="1">
            <text:p>Ukupno Dana</text:p>
          </table:table-cell>
          <table:covered-table-cell/>
          <table:table-cell table:formula="of:=SUM([.H2:.H33])" office:value-type="float" office:value="34" calcext:value-type="float">
            <text:p>34</text:p>
          </table:table-cell>
          <table:table-cell table:number-columns-repeated="1016"/>
        </table:table-row>
        <table:table-row table:style-name="ro5" table:number-rows-repeated="23">
          <table:table-cell table:number-columns-repeated="1024"/>
        </table:table-row>
        <table:table-row table:style-name="ro6">
          <table:table-cell table:style-name="ce2" office:value-type="float" office:value="1.1" calcext:value-type="float">
            <text:p>1.1</text:p>
          </table:table-cell>
          <table:table-cell table:style-name="ce5" office:value-type="string" calcext:value-type="string">
            <text:p>Obezbediti mogucnost kreiranja, ucitavanja, </text:p>
            <text:p>prikaza, cuvanja, brisanja,  I pretrage informacionih resursa.</text:p>
          </table:table-cell>
          <table:table-cell table:style-name="ce5" office:value-type="string" calcext:value-type="string">
            <text:p>Nefunkcionalan</text:p>
          </table:table-cell>
          <table:table-cell table:style-name="ce5" office:value-type="string" calcext:value-type="string">
            <text:p>Esencijalan</text:p>
          </table:table-cell>
          <table:table-cell table:style-name="ce5" office:value-type="string" calcext:value-type="string">
            <text:p>- Administrator </text:p>
            <text:p>Informacionih resursa</text:p>
          </table:table-cell>
          <table:table-cell table:style-name="ce5" office:value-type="string" calcext:value-type="string">
            <text:p>Visok</text:p>
          </table:table-cell>
          <table:table-cell table:style-name="ce5" office:value-type="string" calcext:value-type="string">
            <text:p>Draft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7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7">Obezbediti da arhitektura programskog proizvoda</text:span></text:p>
            <text:p><text:span text:style-name="T8">Bude GUI orijentisan, interaktivan I dogadjajima upravljeno</text:span></text:p>
          </table:table-cell>
          <table:table-cell table:style-name="ce2" office:value-type="string" calcext:value-type="string">
            <text:p>Nefunkcionalan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<text:span text:style-name="T9">- Administrator </text:span></text:p>
            <text:p><text:span text:style-name="T9">Informacionih resursa</text:span></text:p>
            <text:p><text:span text:style-name="T9">- Operativni korisnik</text:span></text:p>
          </table:table-cell>
          <table:table-cell table:style-name="ce2" office:value-type="string" calcext:value-type="string">
            <text:p>Visok</text:p>
          </table:table-cell>
          <table:table-cell table:style-name="ce2" office:value-type="string" calcext:value-type="string">
            <text:p>Draft</text:p>
          </table:table-cell>
          <table:table-cell table:style-name="ce2" office:value-type="string" calcext:value-type="string">
            <text:p>?</text:p>
          </table:table-cell>
          <table:table-cell table:number-columns-repeated="1016"/>
        </table:table-row>
        <table:table-row table:style-name="ro5" table:number-rows-repeated="3">
          <table:table-cell table:number-columns-repeated="1024"/>
        </table:table-row>
        <table:table-row table:style-name="ro6">
          <table:table-cell table:style-name="ce2" office:value-type="string" calcext:value-type="string">
            <text:p>1.1.0</text:p>
          </table:table-cell>
          <table:table-cell table:style-name="ce2" office:value-type="string" calcext:value-type="string">
            <text:p>Obezbediti mogucnost kreiranja, ucitavanja, prikaza,</text:p>
            <text:p>Cuvanja, brisanja,  I pretrage informacionih resursa.</text:p>
          </table:table-cell>
          <table:table-cell table:style-name="ce2" office:value-type="string" calcext:value-type="string">
            <text:p>Nefunkcionalan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- Administrator </text:p>
            <text:p>Informacionih resursa</text:p>
          </table:table-cell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Dr</text:p>
          </table:table-cell>
          <table:table-cell table:style-name="ce2" table:formula="of:=SUM([.H65:.H69])" office:value-type="float" office:value="0" calcext:value-type="float">
            <text:p>0</text:p>
          </table:table-cell>
          <table:table-cell table:number-columns-repeated="1016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4:08:55.536362776</meta:creation-date>
    <dc:date>2020-12-13T15:25:41.354239229</dc:date>
    <meta:editing-duration>PT9M35S</meta:editing-duration>
    <meta:editing-cycles>2</meta:editing-cycles>
    <meta:generator>LibreOffice/6.4.7.2$Linux_X86_64 LibreOffice_project/40$Build-2</meta:generator>
    <meta:document-statistic meta:table-count="1" meta:cell-count="260" meta:object-count="0"/>
  </office:meta>
</office:document-meta>
</file>